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stroke="dash" draw:stroke-dash="Fine_20_Dashed_20__28_var_29_" draw:fill="none" draw:textarea-vertical-align="middle"/>
    </style:style>
    <style:style style:name="gr6" style:family="graphic" style:parent-style-name="standard">
      <style:graphic-properties draw:stroke="solid" draw:stroke-dash="Ultrafine_20_Dashed"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solid" draw:stroke-dash="Ultrafine_20_Dashed" draw:textarea-vertical-align="middle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stroke="none" draw:stroke-dash="Ultrafine_20_Dashed" svg:stroke-color="#000000" draw:fill="none" draw:fill-color="#ffffff" fo:min-height="1.15cm"/>
    </style:style>
    <style:style style:name="gr10" style:family="graphic" style:parent-style-name="standard">
      <style:graphic-properties draw:stroke="solid" draw:stroke-dash="Ultrafine_20_Dashed" svg:stroke-width="0.1cm" draw:marker-start-width="0.35cm" draw:marker-end-width="0.35cm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stroke-dash="Ultrafine_20_Dashed" svg:stroke-color="#000000" draw:fill="none" draw:fill-color="#ffffff" fo:min-height="2cm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7cm" svg:height="1.95cm" svg:x="1cm" svg:y="1cm">
          <draw:text-box>
            <text:p><text:span text:style-name="T1">Step 1: automatic</text:span></text:p>
          </draw:text-box>
        </draw:frame>
        <draw:custom-shape draw:style-name="gr2" draw:text-style-name="P2" xml:id="id1" draw:id="id1" draw:layer="layout" svg:width="2.9cm" svg:height="2.9cm" svg:x="1cm" svg:y="2.4cm">
          <text:p text:style-name="P2">Abstracts</text:p>
          <text:p text:style-name="P2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2" draw:id="id2" draw:layer="layout" svg:width="3.8cm" svg:height="2.1cm" svg:x="5.1cm" svg:y="2.8cm">
          <text:p text:style-name="P2">export.p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2" draw:layer="layout" svg:x1="3.9cm" svg:y1="3.85cm" svg:x2="5.1cm" svg:y2="3.85cm" draw:start-shape="id1" draw:start-glue-point="7" draw:end-shape="id2" draw:end-glue-point="5" svg:d="m3900 3850h1200" svg:viewBox="0 0 1201 1">
          <text:p/>
        </draw:connector>
        <draw:connector draw:style-name="gr4" draw:text-style-name="P2" draw:layer="layout" svg:x1="8.9cm" svg:y1="3.85cm" svg:x2="10.5cm" svg:y2="3.85cm" draw:start-shape="id2" draw:start-glue-point="7" draw:end-shape="id3" draw:end-glue-point="5" svg:d="m8900 3850h1600" svg:viewBox="0 0 1601 1">
          <text:p/>
        </draw:connector>
        <draw:frame draw:style-name="gr1" draw:text-style-name="P1" draw:layer="layout" svg:width="9.1cm" svg:height="1.95cm" svg:x="1cm" svg:y="6.8cm">
          <draw:text-box>
            <text:p><text:span text:style-name="T1">Step 2: automatic / manual</text:span></text:p>
          </draw:text-box>
        </draw:frame>
        <draw:custom-shape draw:style-name="gr3" draw:text-style-name="P2" xml:id="id5" draw:id="id5" draw:layer="layout" svg:width="4cm" svg:height="2.3cm" svg:x="5.3cm" svg:y="9.4cm">
          <text:p text:style-name="P2">pdflatex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2" draw:layer="layout" svg:x1="4cm" svg:y1="10.55cm" svg:x2="5.3cm" svg:y2="10.55cm" draw:start-shape="id4" draw:start-glue-point="7" draw:end-shape="id5" draw:end-glue-point="5" svg:d="m4000 10550h1300" svg:viewBox="0 0 1301 1">
          <text:p/>
        </draw:connector>
        <draw:connector draw:style-name="gr4" draw:text-style-name="P2" draw:layer="layout" svg:x1="9.3cm" svg:y1="10.55cm" svg:x2="10.5cm" svg:y2="10.55cm" draw:start-shape="id5" draw:start-glue-point="7" draw:end-shape="id6" draw:end-glue-point="5" svg:d="m9300 10550h1200" svg:viewBox="0 0 1201 1">
          <text:p/>
        </draw:connector>
        <draw:custom-shape draw:style-name="gr2" draw:text-style-name="P2" xml:id="id7" draw:id="id7" draw:layer="layout" svg:width="3.5cm" svg:height="2.1cm" svg:x="16.3cm" svg:y="7.1cm">
          <text:p text:style-name="P2">Session1</text:p>
          <text:p text:style-name="P2">(.pdf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8" draw:id="id8" draw:layer="layout" svg:width="3.5cm" svg:height="2.2cm" svg:x="16.4cm" svg:y="9.5cm">
          <text:p text:style-name="P2">Session2</text:p>
          <text:p text:style-name="P2">(.pdf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9" draw:id="id9" draw:layer="layout" svg:width="3.5cm" svg:height="2.2cm" svg:x="16.3cm" svg:y="13.4cm">
          <text:p text:style-name="P2">SessionN</text:p>
          <text:p text:style-name="P2">(.pdf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2" draw:layer="layout" svg:x1="18cm" svg:y1="11.7cm" svg:x2="18cm" svg:y2="13.3cm">
          <text:p/>
        </draw:line>
        <draw:connector draw:style-name="gr6" draw:text-style-name="P2" draw:layer="layout" svg:x1="14cm" svg:y1="10.55cm" svg:x2="16.3cm" svg:y2="8.15cm" draw:end-shape="id7" draw:end-glue-point="5" svg:d="m14000 10550h900v-2400h1400" svg:viewBox="0 0 2301 2401">
          <text:p/>
        </draw:connector>
        <draw:connector draw:style-name="gr7" draw:text-style-name="P2" draw:layer="layout" svg:x1="14cm" svg:y1="10.55cm" svg:x2="16.4cm" svg:y2="10.6cm" draw:end-shape="id8" draw:end-glue-point="5" svg:d="m14000 10550h950v50h1450" svg:viewBox="0 0 2401 51">
          <text:p/>
        </draw:connector>
        <draw:connector draw:style-name="gr7" draw:text-style-name="P2" draw:layer="layout" draw:line-skew="-0.001cm" svg:x1="13.5cm" svg:y1="10.55cm" svg:x2="16.3cm" svg:y2="14.5cm" draw:start-shape="id6" draw:start-glue-point="7" draw:end-shape="id9" draw:end-glue-point="5" svg:d="m13500 10550h1400v3950h1400" svg:viewBox="0 0 2801 3951">
          <text:p/>
        </draw:connector>
        <draw:frame draw:style-name="gr1" draw:text-style-name="P1" draw:layer="layout" svg:width="9cm" svg:height="1.95cm" svg:x="1cm" svg:y="14.45cm">
          <draw:text-box>
            <text:p><text:span text:style-name="T1">Step 3: semi-automatic</text:span></text:p>
          </draw:text-box>
        </draw:frame>
        <draw:custom-shape draw:style-name="gr2" draw:text-style-name="P2" xml:id="id10" draw:id="id10" draw:layer="layout" svg:width="3.5cm" svg:height="2.1cm" svg:x="1cm" svg:y="16.7cm">
          <text:p text:style-name="P2">Session1</text:p>
          <text:p text:style-name="P2">(.pdf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2" xml:id="id11" draw:id="id11" draw:layer="layout" svg:width="4cm" svg:height="2.3cm" svg:x="5.7cm" svg:y="16.6cm">
          <text:p text:style-name="P2">tagPDF.p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7" draw:text-style-name="P2" draw:layer="layout" svg:x1="4.5cm" svg:y1="17.75cm" svg:x2="5.7cm" svg:y2="17.75cm" draw:start-shape="id10" draw:start-glue-point="7" draw:end-shape="id11" draw:end-glue-point="5" svg:d="m4500 17750h1200" svg:viewBox="0 0 1201 1">
          <text:p/>
        </draw:connector>
        <draw:custom-shape draw:style-name="gr8" draw:text-style-name="P2" xml:id="id12" draw:id="id12" draw:layer="layout" svg:width="6.601cm" svg:height="2.1cm" svg:x="10.799cm" svg:y="16.699cm">
          <text:p text:style-name="P2">Session1-actconf</text:p>
          <text:p text:style-name="P2">(.pdf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2" draw:layer="layout" svg:x1="9.7cm" svg:y1="17.75cm" svg:x2="10.799cm" svg:y2="17.749cm" draw:start-shape="id11" draw:start-glue-point="7" draw:end-shape="id12" draw:end-glue-point="5" svg:d="m9700 17750h550v-1h549" svg:viewBox="0 0 1100 2">
          <text:p/>
        </draw:connector>
        <draw:frame draw:style-name="gr9" draw:text-style-name="P3" draw:layer="layout" svg:width="3.5cm" svg:height="1.4cm" svg:x="6.1cm" svg:y="18.9cm">
          <draw:text-box>
            <text:p text:style-name="P2"><text:span text:style-name="T2">Add header <text:s/>and footer</text:span></text:p>
          </draw:text-box>
        </draw:frame>
        <draw:frame draw:style-name="gr1" draw:text-style-name="P1" draw:layer="layout" svg:width="9cm" svg:height="1.95cm" svg:x="1cm" svg:y="21.1cm">
          <draw:text-box>
            <text:p><text:span text:style-name="T1">Step 4: automatic</text:span></text:p>
          </draw:text-box>
        </draw:frame>
        <draw:custom-shape draw:style-name="gr8" draw:text-style-name="P2" xml:id="id13" draw:id="id13" draw:layer="layout" svg:width="6.601cm" svg:height="2.1cm" svg:x="1cm" svg:y="22.3cm">
          <text:p text:style-name="P2">Session1-actconf</text:p>
          <text:p text:style-name="P2">(.pdf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2" xml:id="id15" draw:id="id15" draw:layer="layout" svg:width="6.601cm" svg:height="2.1cm" svg:x="0.999cm" svg:y="26.4cm">
          <text:p text:style-name="P2">SessionK-actconf</text:p>
          <text:p text:style-name="P2">(.pdf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2" draw:layer="layout" svg:x1="4.1cm" svg:y1="24.6cm" svg:x2="4.1cm" svg:y2="26.2cm">
          <text:p/>
        </draw:line>
        <draw:custom-shape draw:style-name="gr10" draw:text-style-name="P4" xml:id="id16" draw:id="id16" draw:layer="layout" svg:width="2.6cm" svg:height="3.1cm" svg:x="15.8cm" svg:y="24.5cm">
          <text:p text:style-name="P2"><text:span text:style-name="T1">Boo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xml:id="id14" draw:id="id14" draw:layer="layout" svg:width="4.9cm" svg:height="2.1cm" svg:x="9.7cm" svg:y="25cm">
          <text:p text:style-name="P2">Conf Proc.p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7" draw:text-style-name="P2" draw:layer="layout" svg:x1="7.601cm" svg:y1="23.35cm" svg:x2="9.7cm" svg:y2="26.05cm" draw:start-shape="id13" draw:start-glue-point="7" draw:end-shape="id14" draw:end-glue-point="5" svg:d="m7601 23350h1150v2700h949" svg:viewBox="0 0 2100 2701">
          <text:p/>
        </draw:connector>
        <draw:connector draw:style-name="gr7" draw:text-style-name="P2" draw:layer="layout" svg:x1="7.6cm" svg:y1="27.45cm" svg:x2="9.7cm" svg:y2="26.05cm" draw:start-shape="id15" draw:start-glue-point="7" draw:end-shape="id14" draw:end-glue-point="5" svg:d="m7600 27450h1150v-1400h950" svg:viewBox="0 0 2101 1401">
          <text:p/>
        </draw:connector>
        <draw:connector draw:style-name="gr7" draw:text-style-name="P2" draw:layer="layout" svg:x1="14.6cm" svg:y1="26.05cm" svg:x2="15.8cm" svg:y2="26.05cm" draw:start-shape="id14" draw:start-glue-point="7" draw:end-shape="id16" draw:end-glue-point="5" svg:d="m14600 26050h1200" svg:viewBox="0 0 1201 1">
          <text:p/>
        </draw:connector>
        <draw:line draw:style-name="gr5" draw:text-style-name="P2" draw:layer="layout" svg:x1="2.8cm" svg:y1="19.1cm" svg:x2="2.8cm" svg:y2="20.7cm">
          <text:p/>
        </draw:line>
        <draw:line draw:style-name="gr5" draw:text-style-name="P2" draw:layer="layout" svg:x1="13.8cm" svg:y1="19.1cm" svg:x2="13.8cm" svg:y2="20.7cm">
          <text:p/>
        </draw:line>
        <draw:frame draw:style-name="gr12" draw:text-style-name="P3" draw:layer="layout" svg:width="2.6cm" svg:height="2.25cm" svg:x="11.3cm" svg:y="26.4cm">
          <draw:text-box>
            <text:p text:style-name="P2"><text:span text:style-name="T2">TO DO...</text:span></text:p>
          </draw:text-box>
        </draw:frame>
        <draw:custom-shape draw:style-name="gr13" draw:text-style-name="P2" xml:id="id3" draw:id="id3" draw:layer="layout" svg:width="3cm" svg:height="3.1cm" svg:x="10.5cm" svg:y="2.3cm">
          <text:p text:style-name="P2">Files</text:p>
          <text:p text:style-name="P2">.tex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2" xml:id="id4" draw:id="id4" draw:layer="layout" svg:width="3cm" svg:height="3.1cm" svg:x="1cm" svg:y="9cm">
          <text:p text:style-name="P2">Files</text:p>
          <text:p text:style-name="P2">.tex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2" xml:id="id6" draw:id="id6" draw:layer="layout" svg:width="3cm" svg:height="3.1cm" svg:x="10.5cm" svg:y="9cm">
          <text:p text:style-name="P2">Files</text:p>
          <text:p text:style-name="P2">.pd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gitte Bigi</meta:initial-creator>
    <meta:creation-date>2013-05-16T10:02:52</meta:creation-date>
    <dc:date>2013-06-07T18:43:27</dc:date>
    <dc:creator>Brigitte Bigi</dc:creator>
    <meta:editing-duration>PT11M56S</meta:editing-duration>
    <meta:editing-cycles>4</meta:editing-cycles>
    <meta:generator>LibreOffice/3.5$Linux_X86_64 LibreOffice_project/350m1$Build-2</meta:generator>
    <meta:document-statistic meta:object-count="38"/>
  </office:meta>
</office:document-meta>
</file>